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680" officeooo:paragraph-rsid="001d6215"/>
    </style:style>
    <style:style style:name="P2" style:family="paragraph" style:parent-style-name="Standard">
      <style:text-properties officeooo:rsid="001be680" officeooo:paragraph-rsid="001ddc22"/>
    </style:style>
    <style:style style:name="P3" style:family="paragraph" style:parent-style-name="Standard">
      <style:text-properties officeooo:rsid="001ddc22" officeooo:paragraph-rsid="0020d1c4"/>
    </style:style>
    <style:style style:name="P4" style:family="paragraph" style:parent-style-name="Standard">
      <style:text-properties officeooo:rsid="001ddc22" officeooo:paragraph-rsid="0021efe3"/>
    </style:style>
    <style:style style:name="P5" style:family="paragraph" style:parent-style-name="Standard">
      <style:text-properties officeooo:rsid="001ddc22" officeooo:paragraph-rsid="0023f279"/>
    </style:style>
    <style:style style:name="P6" style:family="paragraph" style:parent-style-name="Standard">
      <style:text-properties officeooo:rsid="0021c2b9" officeooo:paragraph-rsid="0021c2b9"/>
    </style:style>
    <style:style style:name="P7" style:family="paragraph" style:parent-style-name="Standard">
      <style:text-properties officeooo:rsid="002241fc" officeooo:paragraph-rsid="00251865"/>
    </style:style>
    <style:style style:name="T1" style:family="text">
      <style:text-properties officeooo:rsid="001f2709"/>
    </style:style>
    <style:style style:name="T2" style:family="text">
      <style:text-properties officeooo:rsid="0020d1c4"/>
    </style:style>
    <style:style style:name="T3" style:family="text">
      <style:text-properties officeooo:rsid="0023f2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he k-nearest-neighbors classifier gives reasonably good accuracies and intuitively reasonable separating contours. Its limitation lies in the fact that there are many points with similar (bit rate, freeze ratio) values but different labels. Indeed, the overlap between blue points (clips labeled “good”) and green points (clips labeled “OK”) seen in the scatter plots indicates that the distinction between “OK” and “good” is not clear cut and is subject to randomness, which could have thrown off the k-nearest-neighbors classifier. </text:span></text:p>
      <text:p text:style-name="P3"/>
      <text:p text:style-name="P5"><text:span text:style-name="T3">The random-forest classifier also works reasonably well and much better than a single decision tree in this case, most likely because of its ensemble nature. One potential source of error for the </text:span>random-forest classifier <text:span text:style-name="T1">is that the optimal decision boundaries may not be described by trees (e.g., they may be close to some linear combination of the features). </text:span></text:p>
      <text:p text:style-name="P5"/>
      <text:p text:style-name="P4"><text:span text:style-name="T2">The SVM with Gaussian kernel and Multi-level Perceptron (MLP) both give intuitively reasonable separating contours, with the “OK” region sandwiched between the “good” and “bad” regions. The boundaries given by SVM are approximately linear in the features, while those given by MLP are non- linear. It is difficult to say which one is better without more data, although MLP gives a slightly higher 10-fold average accuracy. </text:span></text:p>
      <text:p text:style-name="P6"/>
      <text:p text:style-name="P7">The naive-Bayers classifier <text:span text:style-name="T3">does not work as well as the above classifiers, most likely because the distributions of bit rate compression ratio and freeze ratio are not probabilistically independent. </text:span></text:p>
      <text:p text:style-name="P7"/>
      <text:p text:style-name="P6">The Adaboost classifier <text:span text:style-name="T3">is the worst performer of all classifiers. It can be seen from the plot that <text:s/>that the majority of the error stems from its inability to properly carve out a region for the “OK”, which causes most of the “OK” points to be misclassified. Its failure is most likely due to the aforementioned overlap between the “good” points and the “OK” points. Given that it separates the “good” points and the “bad” points almost perfectly, we suspect that it would perform much better if this were a binary classification problem. </text:span></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4:30:56.532427346</meta:creation-date>
    <dc:date>2018-01-27T18:52:58.182632685</dc:date>
    <meta:editing-duration>PT1M39S</meta:editing-duration>
    <meta:editing-cycles>1</meta:editing-cycles>
    <meta:document-statistic meta:table-count="0" meta:image-count="0" meta:object-count="0" meta:page-count="1" meta:paragraph-count="5" meta:word-count="324" meta:character-count="2060" meta:non-whitespace-character-count="1735"/>
    <meta:generator>LibreOffice/5.1.6.2$Linux_X86_64 LibreOffice_project/10m0$Build-2</meta:generator>
  </office:meta>
</office:document-meta>
</file>